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Text_20_body">
      <style:text-properties officeooo:paragraph-rsid="000b5ae0"/>
    </style:style>
    <style:style style:name="P2" style:family="paragraph" style:parent-style-name="Standard">
      <style:text-properties fo:language="en" fo:country="US"/>
    </style:style>
    <style:style style:name="P3" style:family="paragraph" style:parent-style-name="Text_20_body">
      <style:text-properties fo:language="en" fo:country="US" officeooo:paragraph-rsid="0006447a"/>
    </style:style>
    <style:style style:name="P4" style:family="paragraph" style:parent-style-name="Text_20_body">
      <style:paragraph-properties fo:text-align="justify" style:justify-single-word="false"/>
      <style:text-properties fo:language="en" fo:country="US" officeooo:paragraph-rsid="000b5ae0"/>
    </style:style>
    <style:style style:name="P5" style:family="paragraph" style:parent-style-name="Standard">
      <style:paragraph-properties fo:text-align="justify" style:justify-single-word="false"/>
      <style:text-properties fo:language="en" fo:country="US" officeooo:paragraph-rsid="001f6022"/>
    </style:style>
    <style:style style:name="P6" style:family="paragraph" style:parent-style-name="Text_20_body">
      <style:paragraph-properties fo:text-align="justify" style:justify-single-word="false"/>
      <style:text-properties fo:language="en" fo:country="US" officeooo:paragraph-rsid="001f6022"/>
    </style:style>
    <style:style style:name="P7" style:family="paragraph" style:parent-style-name="Text_20_body">
      <style:paragraph-properties fo:text-align="justify" style:justify-single-word="false"/>
      <style:text-properties fo:language="en" fo:country="US" officeooo:paragraph-rsid="0013593a"/>
    </style:style>
    <style:style style:name="P8" style:family="paragraph" style:parent-style-name="Text_20_body">
      <style:paragraph-properties fo:text-align="justify" style:justify-single-word="false"/>
      <style:text-properties fo:language="en" fo:country="US" officeooo:paragraph-rsid="001c22b2"/>
    </style:style>
    <style:style style:name="P9" style:family="paragraph" style:parent-style-name="Text_20_body">
      <style:paragraph-properties fo:text-align="justify" style:justify-single-word="false"/>
      <style:text-properties fo:language="en" fo:country="US" officeooo:paragraph-rsid="00202a6d"/>
    </style:style>
    <style:style style:name="P10" style:family="paragraph" style:parent-style-name="Text_20_body">
      <style:paragraph-properties fo:text-align="justify" style:justify-single-word="false"/>
      <style:text-properties fo:language="en" fo:country="US" officeooo:paragraph-rsid="0026dc0f"/>
    </style:style>
    <style:style style:name="P11" style:family="paragraph" style:parent-style-name="Text_20_body">
      <style:paragraph-properties fo:text-align="justify" style:justify-single-word="false"/>
      <style:text-properties fo:language="en" fo:country="US" officeooo:paragraph-rsid="002f02d6"/>
    </style:style>
    <style:style style:name="P12" style:family="paragraph" style:parent-style-name="Text_20_body">
      <style:paragraph-properties fo:text-align="justify" style:justify-single-word="false"/>
      <style:text-properties fo:language="en" fo:country="US" officeooo:paragraph-rsid="00345da3"/>
    </style:style>
    <style:style style:name="P13" style:family="paragraph" style:parent-style-name="Text_20_body">
      <style:paragraph-properties fo:text-align="justify" style:justify-single-word="false"/>
      <style:text-properties fo:language="en" fo:country="US" officeooo:paragraph-rsid="004820e5"/>
    </style:style>
    <style:style style:name="P14" style:family="paragraph" style:parent-style-name="Text_20_body">
      <style:paragraph-properties fo:text-align="justify" style:justify-single-word="false"/>
      <style:text-properties fo:language="en" fo:country="US" officeooo:paragraph-rsid="00494844"/>
    </style:style>
    <style:style style:name="P15" style:family="paragraph" style:parent-style-name="Text_20_body">
      <style:text-properties fo:language="en" fo:country="US" officeooo:paragraph-rsid="000b5ae0"/>
    </style:style>
    <style:style style:name="P16" style:family="paragraph" style:parent-style-name="Standard">
      <style:text-properties fo:language="en" fo:country="US" officeooo:paragraph-rsid="001c22b2"/>
    </style:style>
    <style:style style:name="P17" style:family="paragraph" style:parent-style-name="Text_20_body">
      <style:text-properties fo:language="en" fo:country="US" officeooo:paragraph-rsid="0013593a"/>
    </style:style>
    <style:style style:name="P18" style:family="paragraph" style:parent-style-name="Text_20_body">
      <style:paragraph-properties fo:text-align="justify" style:justify-single-word="false"/>
      <style:text-properties fo:language="en" fo:country="US" officeooo:rsid="0026dc0f" officeooo:paragraph-rsid="0026dc0f"/>
    </style:style>
    <style:style style:name="P19" style:family="paragraph" style:parent-style-name="Text_20_body">
      <style:text-properties fo:language="en" fo:country="US" officeooo:paragraph-rsid="0026dc0f"/>
    </style:style>
    <style:style style:name="P20" style:family="paragraph" style:parent-style-name="Text_20_body">
      <style:paragraph-properties fo:text-align="justify" style:justify-single-word="false"/>
      <style:text-properties fo:language="en" fo:country="US" officeooo:rsid="00272b6d" officeooo:paragraph-rsid="00272b6d"/>
    </style:style>
    <style:style style:name="P21" style:family="paragraph" style:parent-style-name="Text_20_body">
      <style:paragraph-properties fo:text-align="justify" style:justify-single-word="false"/>
      <style:text-properties fo:language="en" fo:country="US" officeooo:rsid="00272b6d" officeooo:paragraph-rsid="004820e5"/>
    </style:style>
    <style:style style:name="P22" style:family="paragraph" style:parent-style-name="Text_20_body">
      <style:paragraph-properties fo:text-align="justify" style:justify-single-word="false"/>
      <style:text-properties fo:language="en" fo:country="US" officeooo:rsid="002b835b" officeooo:paragraph-rsid="002b835b"/>
    </style:style>
    <style:style style:name="P23" style:family="paragraph" style:parent-style-name="Text_20_body">
      <style:text-properties fo:language="en" fo:country="US" officeooo:paragraph-rsid="00154453"/>
    </style:style>
    <style:style style:name="P24" style:family="paragraph" style:parent-style-name="Text_20_body">
      <style:text-properties fo:language="en" fo:country="US" officeooo:rsid="002de6d6" officeooo:paragraph-rsid="002de6d6"/>
    </style:style>
    <style:style style:name="P25" style:family="paragraph" style:parent-style-name="Text_20_body">
      <style:text-properties fo:language="en" fo:country="US" officeooo:rsid="002f02d6" officeooo:paragraph-rsid="002f02d6"/>
    </style:style>
    <style:style style:name="P26" style:family="paragraph" style:parent-style-name="Text_20_body">
      <style:text-properties fo:language="en" fo:country="US" officeooo:rsid="00325b39" officeooo:paragraph-rsid="00325b39"/>
    </style:style>
    <style:style style:name="P27" style:family="paragraph" style:parent-style-name="Text_20_body">
      <style:text-properties fo:language="en" fo:country="US" officeooo:rsid="00325b39" officeooo:paragraph-rsid="0032a05f"/>
    </style:style>
    <style:style style:name="P28" style:family="paragraph" style:parent-style-name="Text_20_body">
      <style:text-properties fo:language="en" fo:country="US" officeooo:rsid="00345da3" officeooo:paragraph-rsid="00345da3"/>
    </style:style>
    <style:style style:name="P29" style:family="paragraph" style:parent-style-name="Text_20_body">
      <style:text-properties fo:language="en" fo:country="US" officeooo:rsid="003c316a" officeooo:paragraph-rsid="003c316a"/>
    </style:style>
    <style:style style:name="P30" style:family="paragraph" style:parent-style-name="Standard">
      <style:paragraph-properties fo:text-align="justify" style:justify-single-word="false"/>
      <style:text-properties fo:language="en" fo:country="US" officeooo:rsid="004aabb4" officeooo:paragraph-rsid="004aabb4"/>
    </style:style>
    <style:style style:name="P31" style:family="paragraph" style:parent-style-name="Text_20_body">
      <style:paragraph-properties fo:text-align="justify" style:justify-single-word="false"/>
      <style:text-properties fo:language="en" fo:country="US" officeooo:rsid="004aabb4" officeooo:paragraph-rsid="004aabb4"/>
    </style:style>
    <style:style style:name="P32" style:family="paragraph" style:parent-style-name="Text_20_body">
      <style:text-properties fo:language="en" fo:country="US" officeooo:paragraph-rsid="001dad12"/>
    </style:style>
    <style:style style:name="P33" style:family="paragraph" style:parent-style-name="Text_20_body">
      <style:paragraph-properties fo:text-align="justify" style:justify-single-word="false"/>
      <style:text-properties fo:language="en" fo:country="US" officeooo:rsid="003e15d3" officeooo:paragraph-rsid="003e15d3"/>
    </style:style>
    <style:style style:name="P34" style:family="paragraph" style:parent-style-name="Text_20_body">
      <style:text-properties fo:language="en" fo:country="US" officeooo:rsid="0041e06c" officeooo:paragraph-rsid="0041e06c"/>
    </style:style>
    <style:style style:name="P35" style:family="paragraph" style:parent-style-name="Text_20_body">
      <style:text-properties fo:language="en" fo:country="US" officeooo:rsid="004820e5" officeooo:paragraph-rsid="004820e5"/>
    </style:style>
    <style:style style:name="P36" style:family="paragraph" style:parent-style-name="Text_20_body">
      <style:text-properties fo:language="en" fo:country="US" officeooo:paragraph-rsid="004820e5"/>
    </style:style>
    <style:style style:name="P37" style:family="paragraph" style:parent-style-name="Text_20_body">
      <style:paragraph-properties fo:text-align="justify" style:justify-single-word="false"/>
      <style:text-properties fo:language="en" fo:country="US" officeooo:rsid="00494844" officeooo:paragraph-rsid="00494844"/>
    </style:style>
    <style:style style:name="P38" style:family="paragraph" style:parent-style-name="Text_20_body">
      <style:text-properties officeooo:paragraph-rsid="0006447a"/>
    </style:style>
    <style:style style:name="P39" style:family="paragraph" style:parent-style-name="Text_20_body">
      <style:paragraph-properties fo:break-before="page"/>
      <style:text-properties officeooo:paragraph-rsid="0006447a"/>
    </style:style>
    <style:style style:name="P40" style:family="paragraph" style:parent-style-name="Text_20_body">
      <style:text-properties officeooo:paragraph-rsid="00117903"/>
    </style:style>
    <style:style style:name="P41" style:family="paragraph" style:parent-style-name="Text_20_body">
      <style:paragraph-properties fo:break-before="page"/>
      <style:text-properties officeooo:paragraph-rsid="00117903"/>
    </style:style>
    <style:style style:name="P42" style:family="paragraph" style:parent-style-name="Text_20_body">
      <style:paragraph-properties fo:text-align="justify" style:justify-single-word="false"/>
      <style:text-properties officeooo:paragraph-rsid="00272b6d"/>
    </style:style>
    <style:style style:name="P43" style:family="paragraph" style:parent-style-name="Text_20_body">
      <style:paragraph-properties fo:text-align="justify" style:justify-single-word="false"/>
      <style:text-properties officeooo:paragraph-rsid="002e9db0"/>
    </style:style>
    <style:style style:name="P44" style:family="paragraph" style:parent-style-name="Text_20_body">
      <style:paragraph-properties fo:text-align="justify" style:justify-single-word="false"/>
      <style:text-properties officeooo:paragraph-rsid="00325b39"/>
    </style:style>
    <style:style style:name="P45" style:family="paragraph" style:parent-style-name="Text_20_body">
      <style:paragraph-properties fo:text-align="justify" style:justify-single-word="false"/>
      <style:text-properties officeooo:paragraph-rsid="0032a05f"/>
    </style:style>
    <style:style style:name="P46" style:family="paragraph" style:parent-style-name="Text_20_body">
      <style:paragraph-properties fo:text-align="justify" style:justify-single-word="false"/>
      <style:text-properties officeooo:paragraph-rsid="003e15d3"/>
    </style:style>
    <style:style style:name="P47" style:family="paragraph" style:parent-style-name="Text_20_body">
      <style:paragraph-properties fo:text-align="justify" style:justify-single-word="false"/>
      <style:text-properties officeooo:paragraph-rsid="0041e06c"/>
    </style:style>
    <style:style style:name="P48" style:family="paragraph" style:parent-style-name="Text_20_body">
      <style:paragraph-properties fo:text-align="justify" style:justify-single-word="false"/>
      <style:text-properties officeooo:paragraph-rsid="0046dcc4"/>
    </style:style>
    <style:style style:name="P49" style:family="paragraph" style:parent-style-name="Text_20_body">
      <style:paragraph-properties fo:text-align="justify" style:justify-single-word="false"/>
      <style:text-properties officeooo:paragraph-rsid="004820e5"/>
    </style:style>
    <style:style style:name="P50" style:family="paragraph" style:parent-style-name="Text_20_body">
      <style:paragraph-properties fo:break-before="page"/>
      <style:text-properties officeooo:paragraph-rsid="00180d23"/>
    </style:style>
    <style:style style:name="P51" style:family="paragraph" style:parent-style-name="Text_20_body">
      <style:text-properties officeooo:rsid="004187c9" officeooo:paragraph-rsid="004187c9"/>
    </style:style>
    <style:style style:name="P52" style:family="paragraph" style:parent-style-name="Text_20_body">
      <style:text-properties officeooo:rsid="0046dcc4" officeooo:paragraph-rsid="0046dcc4"/>
    </style:style>
    <style:style style:name="P53" style:family="paragraph" style:parent-style-name="Text_20_body">
      <style:paragraph-properties fo:text-align="justify" style:justify-single-word="false"/>
      <style:text-properties officeooo:rsid="004820e5" officeooo:paragraph-rsid="004820e5"/>
    </style:style>
    <style:style style:name="P54" style:family="paragraph" style:parent-style-name="Heading_20_1">
      <style:text-properties officeooo:rsid="00117903" officeooo:paragraph-rsid="00117903"/>
    </style:style>
    <style:style style:name="P55" style:family="paragraph" style:parent-style-name="Heading_20_1">
      <style:text-properties officeooo:rsid="00180d23" officeooo:paragraph-rsid="00180d23"/>
    </style:style>
    <style:style style:name="P56" style:family="paragraph" style:parent-style-name="Heading_20_1">
      <style:text-properties officeooo:rsid="0006447a" officeooo:paragraph-rsid="00180d23"/>
    </style:style>
    <style:style style:name="P57" style:family="paragraph" style:parent-style-name="Heading_20_1">
      <style:text-properties officeooo:rsid="0006447a" officeooo:paragraph-rsid="0006447a"/>
    </style:style>
    <style:style style:name="P58" style:family="paragraph" style:parent-style-name="Heading_20_2">
      <style:text-properties officeooo:rsid="0013593a" officeooo:paragraph-rsid="0013593a"/>
    </style:style>
    <style:style style:name="P59" style:family="paragraph" style:parent-style-name="Heading_20_2">
      <style:text-properties officeooo:rsid="0013593a" officeooo:paragraph-rsid="00154453"/>
    </style:style>
    <style:style style:name="P60" style:family="paragraph" style:parent-style-name="Heading_20_2">
      <style:text-properties officeooo:rsid="001bc0e2" officeooo:paragraph-rsid="001bc0e2"/>
    </style:style>
    <style:style style:name="P61" style:family="paragraph" style:parent-style-name="Heading_20_2">
      <style:text-properties officeooo:rsid="0006447a" officeooo:paragraph-rsid="0006cfff"/>
    </style:style>
    <style:style style:name="P62" style:family="paragraph" style:parent-style-name="Heading_20_2">
      <style:text-properties officeooo:rsid="0006447a" officeooo:paragraph-rsid="0006447a"/>
    </style:style>
    <style:style style:name="P63" style:family="paragraph" style:parent-style-name="Heading_20_2">
      <style:text-properties officeooo:rsid="000b5ae0" officeooo:paragraph-rsid="000b5ae0"/>
    </style:style>
    <style:style style:name="P64" style:family="paragraph" style:parent-style-name="Text_20_body">
      <style:text-properties officeooo:rsid="004bc3ba" officeooo:paragraph-rsid="004bc3ba"/>
    </style:style>
    <style:style style:name="P65" style:family="paragraph" style:parent-style-name="Text_20_body">
      <style:paragraph-properties fo:text-align="justify" style:justify-single-word="false"/>
      <style:text-properties officeooo:paragraph-rsid="004bc3ba"/>
    </style:style>
    <style:style style:name="T1" style:family="text">
      <style:text-properties officeooo:rsid="0013593a"/>
    </style:style>
    <style:style style:name="T2" style:family="text">
      <style:text-properties officeooo:rsid="00180d23"/>
    </style:style>
    <style:style style:name="T3" style:family="text">
      <style:text-properties fo:language="en" fo:country="US"/>
    </style:style>
    <style:style style:name="T4" style:family="text">
      <style:text-properties fo:language="en" fo:country="US" officeooo:rsid="00272b6d"/>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officeooo:rsid="00447eda" style:font-style-asian="italic" style:font-style-complex="italic"/>
    </style:style>
    <style:style style:name="T7" style:family="text">
      <style:text-properties fo:language="en" fo:country="US" officeooo:rsid="002de6d6"/>
    </style:style>
    <style:style style:name="T8" style:family="text">
      <style:text-properties fo:language="en" fo:country="US" officeooo:rsid="00325b39"/>
    </style:style>
    <style:style style:name="T9" style:family="text">
      <style:text-properties fo:language="en" fo:country="US" officeooo:rsid="003e15d3"/>
    </style:style>
    <style:style style:name="T10" style:family="text">
      <style:text-properties fo:language="en" fo:country="US" officeooo:rsid="0041e06c"/>
    </style:style>
    <style:style style:name="T11" style:family="text">
      <style:text-properties fo:language="en" fo:country="US" officeooo:rsid="0046dcc4"/>
    </style:style>
    <style:style style:name="T12" style:family="text">
      <style:text-properties fo:language="en" fo:country="US" officeooo:rsid="004820e5"/>
    </style:style>
    <style:style style:name="T13" style:family="text">
      <style:text-properties fo:language="en" fo:country="US" officeooo:rsid="0026dc0f"/>
    </style:style>
    <style:style style:name="T14" style:family="text">
      <style:text-properties officeooo:rsid="00202a6d"/>
    </style:style>
    <style:style style:name="T15" style:family="text">
      <style:text-properties fo:font-style="italic" style:font-style-asian="italic" style:font-style-complex="italic"/>
    </style:style>
    <style:style style:name="T16" style:family="text">
      <style:text-properties fo:font-style="italic" officeooo:rsid="00202a6d" style:font-style-asian="italic" style:font-style-complex="italic"/>
    </style:style>
    <style:style style:name="T17" style:family="text">
      <style:text-properties officeooo:rsid="0026dc0f"/>
    </style:style>
    <style:style style:name="T18" style:family="text">
      <style:text-properties officeooo:rsid="002de6d6"/>
    </style:style>
    <style:style style:name="T19" style:family="text">
      <style:text-properties officeooo:rsid="002f02d6"/>
    </style:style>
    <style:style style:name="T20" style:family="text">
      <style:text-properties officeooo:rsid="0031d350"/>
    </style:style>
    <style:style style:name="T21" style:family="text">
      <style:text-properties officeooo:rsid="00345da3"/>
    </style:style>
    <style:style style:name="T22" style:family="text">
      <style:text-properties officeooo:rsid="0037508e"/>
    </style:style>
    <style:style style:name="T23" style:family="text">
      <style:text-properties officeooo:rsid="003a1167"/>
    </style:style>
    <style:style style:name="T24" style:family="text">
      <style:text-properties officeooo:rsid="00447eda"/>
    </style:style>
    <style:style style:name="T25" style:family="text">
      <style:text-properties officeooo:rsid="004857f9"/>
    </style:style>
    <style:style style:name="T26" style:family="text">
      <style:text-properties officeooo:rsid="00494844"/>
    </style:style>
    <style:style style:name="T27" style:family="text">
      <style:text-properties officeooo:rsid="004bc3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PSOBOUND COMMENTS</text:p>
      <text:h text:style-name="P54" text:outline-level="1">REVIEWER 1 </text:h>
      <text:h text:style-name="P58" text:outline-level="2">1. Comment </text:h>
      <text:p text:style-name="P7"><text:s/>Introduction should be supplemented by descriptions of existing studies that have used optimization methods for calculation of the value interval of the parameters of an 48 artificial neural network.</text:p>
      <text:h text:style-name="P58" text:outline-level="2">Response </text:h>
      <text:p text:style-name="P26">The following paragraph has been added in the Introduction section:</text:p>
      <text:p text:style-name="P44"><text:span text:style-name="T8">“</text:span><text:span text:style-name="T5">Other tasks in a similar direction include for example the work of Hwang and Ding [</text:span><text:a xlink:type="simple" xlink:href="#LyXCite-neuralInterval1" text:style-name="Internet_20_link" text:visited-style-name="Visited_20_Internet_20_Link"><text:span text:style-name="T5">neuralInterval1</text:span></text:a><text:span text:style-name="T5">] that suggest prediction intervals for the weights of neural networks, the work of Kasiviswanathan et al [</text:span><text:a xlink:type="simple" xlink:href="#LyXCite-neuralInterval2" text:style-name="Internet_20_link" text:visited-style-name="Visited_20_Internet_20_Link"><text:span text:style-name="T5">neuralInterval2</text:span></text:a><text:span text:style-name="T5">] that constructs prediction interval for neural networks applied on rainfall runoff models, the work of Sodhi and Chandra [</text:span><text:a xlink:type="simple" xlink:href="#LyXCite-neuralInterval3" text:style-name="Internet_20_link" text:visited-style-name="Visited_20_Internet_20_Link"><text:span text:style-name="T5">neuralInterval3</text:span></text:a><text:span text:style-name="T5">] that propose an interval based method for weight initialization of neural networks etc. Also, a review for weight initialization strategies can be found in the paper of Narkhede et al [</text:span><text:a xlink:type="simple" xlink:href="#LyXCite-weightInitReview" text:style-name="Internet_20_link" text:visited-style-name="Visited_20_Internet_20_Link"><text:span text:style-name="T5">weightInitReview</text:span></text:a><text:span text:style-name="T5">].</text:span><text:span text:style-name="T8">”</text:span></text:p>
      <text:h text:style-name="P58" text:outline-level="2">2. Comment </text:h>
      <text:p text:style-name="P17"><text:span text:style-name="T1">I</text:span>t is not clear how the parameters of other neural network training algorithms were tuned</text:p>
      <text:h text:style-name="P58" text:outline-level="2">Response <text:s/></text:h>
      <text:p text:style-name="P25">We have added the following phrase in the revised manuscript (subsection 3.2)</text:p>
      <text:p text:style-name="P11"><text:span text:style-name="T19">“</text:span><text:span text:style-name="T15">The experimental parameters for the methods Adam, Rprop and NEAT are proposed in the corresponding software.</text:span><text:span text:style-name="T19">”</text:span></text:p>
      <text:h text:style-name="P58" text:outline-level="2">3. Comment </text:h>
      <text:p text:style-name="P17">Can be the proposed method used with such training algorithm as Adam or RMSProp?</text:p>
      <text:h text:style-name="P58" text:outline-level="2">Response </text:h>
      <text:p text:style-name="P18">We have extended our paper by replacing the BFGS method of the second phase with the Adam optimizer and the results are reported in two new tables with captions</text:p>
      <text:p text:style-name="P19"><text:span text:style-name="T17">1)</text:span>Experimental results for the classification datasets using the BFGS and the Adam local optimization methods during the second phase</text:p>
      <text:p text:style-name="P10"><text:span text:style-name="T17">2) </text:span>Experimental results for the regression datasets using the BFGS and the Adam local optimization methods during the second phase.</text:p>
      <text:p text:style-name="P10"/>
      <text:p text:style-name="P20"><text:soft-page-break/>Also the added text in the subsection 3.2 reads:</text:p>
      <text:p text:style-name="P42"><text:span text:style-name="T4">“</text:span><text:span text:style-name="T5">Also, the effectiveness of the usage of the BFGS local search method is measure on an additional experiment, where the local search method for the proposed technique is replace by the ADAM optimizer. The results for the classification datasets are shown in Table </text:span><text:a xlink:type="simple" xlink:href="#tab_exp1Adam" text:style-name="Internet_20_link" text:visited-style-name="Visited_20_Internet_20_Link"><text:span text:style-name="T5">1</text:span></text:a><text:span text:style-name="T5"> and the corresponding results for the regression datasets in Table </text:span><text:a xlink:type="simple" xlink:href="#tab_exp2Adam" text:style-name="Internet_20_link" text:visited-style-name="Visited_20_Internet_20_Link"><text:span text:style-name="T5">2</text:span></text:a><text:span text:style-name="T5">. In both tables, the column PROPOSED_BFGS denotes the application of the proposed method using the BFGS local search as the procedure of the second phase and the column PROPOSED_ADAM denotes the incorporation of the ADAM optimizer during the second phase instead of the BFGS.The experimental results demonstrate that the proposed methodology can give excellent results in learning categories or in learning functions even if the Adam method is used as a local minimization method.</text:span><text:span text:style-name="T3">”</text:span></text:p>
      <text:h text:style-name="P59" text:outline-level="2">4. Comment </text:h>
      <text:p text:style-name="P23">It is necessary to add a comparison of algorithms in terms of computation-time.</text:p>
      <text:h text:style-name="P59" text:outline-level="2">Response</text:h>
      <text:p text:style-name="P24">We have made a time comparison for a time consuming datasets which is the Abalone dataset. In this comparison we have compared three methods:</text:p>
      <text:p text:style-name="P24">1) The simple genetic algorithm</text:p>
      <text:p text:style-name="P24">2) The proposed method using the BFGS in the second phase</text:p>
      <text:p text:style-name="P24">3) The proposed method using the ADAM optimizer in the second phase</text:p>
      <text:p text:style-name="P24">Also the following text has been added in Subsection 3.2</text:p>
      <text:p text:style-name="P43"><text:span text:style-name="T7">“</text:span><text:span text:style-name="T5">However, the Adam method requires a much longer execution time than the Bfgs method and this is shown graphically in Figure </text:span><text:a xlink:type="simple" xlink:href="#fig_abaloneTime" text:style-name="Internet_20_link" text:visited-style-name="Visited_20_Internet_20_Link"><text:span text:style-name="T5">1</text:span></text:a><text:span text:style-name="T5">.This graph shows the running time for the Abalone dataset, which is a time-consuming problem. The first column shows the execution time for the simple genetic algorithm, in the second column is the execution time for the proposed method using the Bfgs local optimization method in the second phase and in the third column is the execution time for the proposed method using the Adam method in the second stage. Although, as shown in the previous tables, the Adam method can have similar levels of success as the Bfgs method, it nevertheless requires significant computing time for its completion.</text:span><text:span text:style-name="T18">”</text:span></text:p>
      <text:p text:style-name="P40"/>
      <text:p text:style-name="P41"/>
      <text:h text:style-name="P55" text:outline-level="1">REVIEWER 2</text:h>
      <text:h text:style-name="P60" text:outline-level="2">1. Comment </text:h>
      <text:p text:style-name="P8">The overview part is well-done. The references are appropriate but other important analogs may be discussed</text:p>
      <text:h text:style-name="P60" text:outline-level="2">Response </text:h>
      <text:p text:style-name="P27">The following paragraph has been added in the Introduction section:</text:p>
      <text:p text:style-name="P45"><text:span text:style-name="T8">“</text:span><text:span text:style-name="T5">Other tasks in a similar direction include for example the work of Hwang and Ding [</text:span><text:a xlink:type="simple" xlink:href="#LyXCite-neuralInterval1" text:style-name="Internet_20_link" text:visited-style-name="Visited_20_Internet_20_Link"><text:span text:style-name="T5">neuralInterval1</text:span></text:a><text:span text:style-name="T5">] that suggest prediction intervals for the weights of neural networks, the work of Kasiviswanathan et al [</text:span><text:a xlink:type="simple" xlink:href="#LyXCite-neuralInterval2" text:style-name="Internet_20_link" text:visited-style-name="Visited_20_Internet_20_Link"><text:span text:style-name="T5">neuralInterval2</text:span></text:a><text:span text:style-name="T5">] that constructs prediction interval for neural networks applied on rainfall runoff models, the work of Sodhi and Chandra [</text:span><text:a xlink:type="simple" xlink:href="#LyXCite-neuralInterval3" text:style-name="Internet_20_link" text:visited-style-name="Visited_20_Internet_20_Link"><text:span text:style-name="T5">neuralInterval3</text:span></text:a><text:span text:style-name="T5">] that propose an interval based method for weight initialization of neural networks etc. Also, a review for weight initialization strategies can be found in the paper of Narkhede et al [</text:span><text:a xlink:type="simple" xlink:href="#LyXCite-weightInitReview" text:style-name="Internet_20_link" text:visited-style-name="Visited_20_Internet_20_Link"><text:span text:style-name="T5">weightInitReview</text:span></text:a><text:span text:style-name="T5">].</text:span><text:span text:style-name="T8">”</text:span></text:p>
      <text:h text:style-name="P60" text:outline-level="2">2. Comment </text:h>
      <text:p text:style-name="P16">Typos are found, for example: Also,e Please carefully proofread the text</text:p>
      <text:h text:style-name="P60" text:outline-level="2">Response </text:h>
      <text:p text:style-name="P29">The manuscript has been checked using the ispell and the grammarcheck.net</text:p>
      <text:h text:style-name="P60" text:outline-level="2">3. Comment </text:h>
      <text:p text:style-name="P32">The comparisons to regression error are well described but no comparisons to deep [reinforcement] learning analogs are found. The comparisons to other best analogs would improve the quality of this reasearch as a whole. The comparisons to RBF/RBFS would insignificantly improve this reseach.</text:p>
      <text:h text:style-name="P60" text:outline-level="2">Response </text:h>
      <text:p text:style-name="P22">In the experimental tables and additional column has been added showing results using the RBF model with 10 weights.</text:p>
      <text:h text:style-name="P60" text:outline-level="2"/>
      <text:h text:style-name="P60" text:outline-level="2"><text:span text:style-name="T22">4</text:span>. Comment </text:h>
      <text:p text:style-name="P5">Parts of Conclusions are detected which are insufficiently discussed at experimental/application levels. For example:</text:p>
      <text:p text:style-name="P6"><text:soft-page-break/>In relevant experiments carried out regarding the sensitivity of the proposed technique on its critical parameters, it was found to be quite robust without large error fluctuations.</text:p>
      <text:h text:style-name="P60" text:outline-level="2">Response</text:h>
      <text:p text:style-name="P35">1) For the number of particles we have provided additional experiments, where the number of particles varies from 50 to 400 and the added text reads:</text:p>
      <text:p text:style-name="P49"><text:span text:style-name="T12">“</text:span><text:span text:style-name="T5">Also, the average regression error for the proposed method when then number of particles increases from 50 to 400 is graphically outlined in Figure </text:span><text:a xlink:type="simple" xlink:href="#fig_particlesGraph" text:style-name="Internet_20_link" text:visited-style-name="Visited_20_Internet_20_Link"><text:span text:style-name="T5">1</text:span></text:a><text:span text:style-name="T5">. The proposed technique achieves the best results when the number of particles in the particle swarm optimization exceeds 100. However, the average error is about the same for 200 and 400 particles, and therefore choosing 200 particles to run experiments appears to be more effective, since it will require less computing time</text:span><text:span text:style-name="T3">.</text:span><text:span text:style-name="T12">”</text:span></text:p>
      <text:p text:style-name="P53"><text:span text:style-name="T3">2)</text:span><text:span text:style-name="T13">We have extended our paper by replacing the BFGS method of the second phase with the Adam optimizer and the results are reported in two new tables with captions</text:span></text:p>
      <text:p text:style-name="P36"><text:span text:style-name="T25"><text:s/><text:tab/>a</text:span><text:span text:style-name="T17">)</text:span>Experimental results for the classification datasets using the BFGS and the Adam local <text:tab/>optimization methods during the second phase</text:p>
      <text:p text:style-name="P13"><text:span text:style-name="T25"><text:tab/>b</text:span><text:span text:style-name="T17">) </text:span>Experimental results for the regression datasets using the BFGS and the Adam local <text:tab/>optimization methods during the second phase.</text:p>
      <text:p text:style-name="P21">Also the added text in the subsection 3.2 reads:</text:p>
      <text:p text:style-name="P53"><text:span text:style-name="T4">“</text:span><text:span text:style-name="T5">Also, the effectiveness of the usage of the BFGS local search method is measure on an additional experiment, where the local search method for the proposed technique is replace by the ADAM optimizer. The results for the classification datasets are shown in Table </text:span><text:a xlink:type="simple" xlink:href="#tab_exp1Adam" text:style-name="Internet_20_link" text:visited-style-name="Visited_20_Internet_20_Link"><text:span text:style-name="T5">1</text:span></text:a><text:span text:style-name="T5"> and the corresponding results for the regression datasets in Table </text:span><text:a xlink:type="simple" xlink:href="#tab_exp2Adam" text:style-name="Internet_20_link" text:visited-style-name="Visited_20_Internet_20_Link"><text:span text:style-name="T5">2</text:span></text:a><text:span text:style-name="T5">. In both tables, the column PROPOSED_BFGS denotes the application of the proposed method using the BFGS local search as the procedure of the second phase and the column PROPOSED_ADAM denotes the incorporation of the ADAM optimizer during the second phase instead of the BFGS.The experimental results demonstrate that the proposed methodology can give excellent results in learning categories or in learning functions even if the Adam method is used as a local minimization method.</text:span><text:span text:style-name="T3">”</text:span></text:p>
      <text:p text:style-name="P37">3) For the \lambda factor we have modified the text below the figure with experiments with this coefficient to the following:</text:p>
      <text:p text:style-name="P14"><text:span text:style-name="T26">“</text:span><text:span text:style-name="T15">If one judges from the experimental results, it is clear that the increase in the value of the coefficient λ positively affects the performance of the method, but after the value λ =10 this effect decreases drastically. For low values of this coefficient, there is a limitation of the parameters of the artificial neural network to low values and therefore a lag in the accuracy of the neural network is expected.</text:span><text:span text:style-name="T26">”</text:span></text:p>
      <text:p text:style-name="P31">4) For the F factor the following text has been added/modified:</text:p>
      <text:p text:style-name="P30">“<text:span text:style-name="T15">For the experiments with the coefficient F one can see that the gain from any variation of this coefficient is limited, although the lowest values of the average error are achieved when the coefficient has a value close to 5</text:span>.”</text:p>
      <text:p text:style-name="P31"/>
      <text:p text:style-name="P50"/>
      <text:h text:style-name="P56" text:outline-level="1">REVIEWER <text:span text:style-name="T2">3</text:span></text:h>
      <text:h text:style-name="P61" text:outline-level="2">1. COMMENT</text:h>
      <text:p text:style-name="P2">The control parameters of the proposed PSO should be explained in the text.</text:p>
      <text:h text:style-name="P61" text:outline-level="2"><text:s/>RESPONSE </text:h>
      <text:p text:style-name="P33">We have performed additional experiments where the number of particles varies from 50 to 400 and a new graph indicating the average regression error on regression datasets is added in the revised manuscript. Also, the added text in subsection 3.2 reads:</text:p>
      <text:p text:style-name="P46"><text:span text:style-name="T9">“</text:span><text:span text:style-name="T5">Also, the average regression error for the proposed method when then number of particles increases from 50 to 400 is graphically outlined in Figure </text:span><text:a xlink:type="simple" xlink:href="#fig_particlesGraph" text:style-name="Internet_20_link" text:visited-style-name="Visited_20_Internet_20_Link"><text:span text:style-name="T5">1</text:span></text:a><text:span text:style-name="T5">. The proposed technique achieves the best results when the number of particles in the particle swarm optimization exceeds 100. However, the average error is about the same for 200 and 400 particles, and therefore choosing 200 particles to run experiments appears to be more effective, since it will require less computing time.</text:span><text:span text:style-name="T9">”</text:span></text:p>
      <text:h text:style-name="P62" text:outline-level="2"><text:span text:style-name="T23">2</text:span>. COMMENT </text:h>
      <text:p text:style-name="P3">The more detailed discussion of the results presented in Table 2, 3, 4 must be provided.</text:p>
      <text:h text:style-name="P62" text:outline-level="2">RESPONSE</text:h>
      <text:p text:style-name="P52">The experiments have been extended and now include:</text:p>
      <text:p text:style-name="P52">1) Comparison with the RBF network</text:p>
      <text:p text:style-name="P52">2) Incorporation of the ADAM optimizer in the second phase of the suggest technique</text:p>
      <text:p text:style-name="P52">3) Experiments with the number of particles in the proposed PSO algorithm</text:p>
      <text:p text:style-name="P52">4) Average execution time</text:p>
      <text:p text:style-name="P52">Also, the text below Tables 2,3,4 now reads:</text:p>
      <text:p text:style-name="P48"><text:span text:style-name="T11">“</text:span><text:span text:style-name="T5">The proposed two-phase technique is shown to outperform the others in both classification and regression problems in terms of accuracy on the test set. In many data sets the difference in accuracy provided by the proposed technique can reach or even exceed 70% and this is more evident in regresion dataset, where the average gain from the next best is 54%. In the case of the classification data, the most effective method before the proposed one appears to be the genetic algorithm and the difference in accuracy between them is of the order of 23%. On the other hand, for the regression datasets, the radial basis network is the next most effective after the proposed technique and the average difference in accuracy between them is of the order of 47%.Also, a comparison in terms of precision and recall between the proposed method and the genetic algorithm is shown in Table </text:span><text:soft-page-break/><text:a xlink:type="simple" xlink:href="#tab_precision" text:style-name="Internet_20_link" text:visited-style-name="Visited_20_Internet_20_Link"><text:span text:style-name="T5">tab:precision</text:span></text:a><text:span text:style-name="T5"> for a series of select classification datasets. And in this table, the proposed technique shows higher accuracy than the genetic algorithm method</text:span><text:span text:style-name="T3">.</text:span><text:span text:style-name="T11">”</text:span></text:p>
      <text:p text:style-name="P38"/>
      <text:p text:style-name="P39"/>
      <text:h text:style-name="P57" text:outline-level="1">REVIEWER<text:span text:style-name="T20">4</text:span></text:h>
      <text:h text:style-name="P63" text:outline-level="2">1. Comment </text:h>
      <text:p text:style-name="P4">In Eq(1), N on the left side represents sum of squared errors while N on the right side represents neural network outputs. You should use different symbols for them.</text:p>
      <text:h text:style-name="P63" text:outline-level="2">Response </text:h>
      <text:p text:style-name="P51">Done. </text:p>
      <text:h text:style-name="P63" text:outline-level="2">2. Comment </text:h>
      <text:p text:style-name="P15">In Eq(5), w is a matrix and there should be two indices for the elements in this weight matrix. </text:p>
      <text:p text:style-name="P1"/>
      <text:h text:style-name="P63" text:outline-level="2">Response </text:h>
      <text:p text:style-name="P34"><text:span text:style-name="T24">We ose one dimensional vector to represent the parameters of the network adn we state </text:span>in the revised manuscript that:</text:p>
      <text:p text:style-name="P47"><text:span text:style-name="T10">“</text:span><text:span text:style-name="T5">Therefore writing the overall equation by using one vector to hold both the weights p</text:span><text:span text:style-name="T6">_</text:span><text:span text:style-name="T5">i , v</text:span><text:span text:style-name="T6">_</text:span><text:span text:style-name="T5">i and the biases θ</text:span><text:span text:style-name="T6">_</text:span><text:span text:style-name="T5">i of the networks and using the previous equations equations </text:span><text:a xlink:type="simple" xlink:href="#eq_eq1_1" text:style-name="Internet_20_link" text:visited-style-name="Visited_20_Internet_20_Link"><text:span text:style-name="T5">eq:eq1-1</text:span></text:a><text:span text:style-name="T5"> and </text:span><text:a xlink:type="simple" xlink:href="#eq_eq1_2" text:style-name="Internet_20_link" text:visited-style-name="Visited_20_Internet_20_Link"><text:span text:style-name="T5">eq:eq1-2</text:span></text:a><text:span text:style-name="T5"> has as follows</text:span><text:span text:style-name="T10">”</text:span></text:p>
      <text:h text:style-name="P63" text:outline-level="2">3. Comment </text:h>
      <text:p text:style-name="P4">How is L determined in the propose algorithm? Details should be given. Do you use the same L for different case studies or its values depend on the case studies?</text:p>
      <text:p text:style-name="P1"/>
      <text:h text:style-name="P63" text:outline-level="2">Response </text:h>
      <text:p text:style-name="P9"><text:span text:style-name="T14">The value of L is defined in Table 1 (</text:span>The limit for the function B( L ) <text:span text:style-name="T14">) and it was set to 10.0 for all the experiments. Also, we have conducted additional experiments with different values of this parameter for the regression datasets and the average regression error for these value of L is graphically demonstrated in the Figure <text:s/>with Label: </text:span><text:span text:style-name="T16">“</text:span><text:span text:style-name="T15">Experiments with the L parameter for the regression datasets</text:span><text:span text:style-name="T16">”</text:span></text:p>
      <text:h text:style-name="P63" text:outline-level="2"><text:soft-page-break/>4. Comment </text:h>
      <text:p text:style-name="P4">What are the structures of the neural networks, i.e. number of hidden layers and hidden neurons? These should be given. </text:p>
      <text:h text:style-name="P63" text:outline-level="2">Response </text:h>
      <text:p text:style-name="P28">We have added the following text in subsection 3.2:</text:p>
      <text:p text:style-name="P12"><text:span text:style-name="T21">“</text:span><text:span text:style-name="T15">The neural network used in the experiments has one hidden layers with 10 neurons. The selected activation function is the sigmoid function.</text:span><text:span text:style-name="T21">”</text:span></text:p>
      <text:h text:style-name="P63" text:outline-level="2">5. Comment </text:h>
      <text:p text:style-name="P4">What are the performance measure in Table 2 for classification and Table 3 for regression? They should be clearly given in order to judge the performance.</text:p>
      <text:h text:style-name="P63" text:outline-level="2">Response</text:h>
      <text:p text:style-name="P64">A perfomance – recall table for a series of datasets is included in the revised manuscript as well as two scatter plots with the following captions:</text:p>
      <text:p text:style-name="P65"><text:span text:style-name="T27">1)</text:span>The scatter plot provides a clear overview of the performance of the proposed algorithm compared to the other six algorithms across the 26 datasets. It allows for visual identification of patterns, trends, and potential outliers in the classification errors. The plot serves as a concise visual summary of the comparative performance of the algorithms, providing insights into the effectiveness of the proposed algorithm in relation to the other algorithms in a variety of datasets</text:p>
      <text:p text:style-name="P64"/>
      <text:p text:style-name="P65"><text:span text:style-name="T27">2) </text:span>The scatter plot visually represents the performance of the regression classification algorithms in terms of classification errors. Each point on the plot represents the regression error of a particular algorithm in a specific dataset. The x-axis represents the regression algorithms, while the y-axis represents the regression error. Different datasets are denoted by different colors for clarity</text:p>
      <text:p text:style-name="P6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4T07:56:58.504002288</meta:creation-date>
    <dc:date>2023-04-10T07:57:12.551762798</dc:date>
    <meta:editing-duration>P1DT15H18M18S</meta:editing-duration>
    <meta:editing-cycles>68</meta:editing-cycles>
    <meta:generator>LibreOffice/7.4.5.1$Linux_X86_64 LibreOffice_project/40$Build-1</meta:generator>
    <meta:document-statistic meta:table-count="0" meta:image-count="0" meta:object-count="0" meta:page-count="8" meta:paragraph-count="99" meta:word-count="2131" meta:character-count="13236" meta:non-whitespace-character-count="11165"/>
  </office:meta>
</office:document-meta>
</file>